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adornments="Normalny"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aca">
      <style:paragraph-properties fo:break-before="page"/>
    </style:style>
    <style:style style:name="P2" style:family="paragraph" style:parent-style-name="Praca">
      <style:paragraph-properties fo:break-before="page"/>
      <style:text-properties fo:language="pl" fo:country="PL"/>
    </style:style>
    <style:style style:name="P3" style:family="paragraph" style:parent-style-name="KodProgramu">
      <style:text-properties fo:language="pl" fo:country="PL"/>
    </style:style>
    <style:style style:name="P4" style:family="paragraph" style:parent-style-name="Praca">
      <style:text-properties fo:language="pl" fo:country="PL"/>
    </style:style>
    <style:style style:name="P5" style:family="paragraph" style:parent-style-name="KodProgramu">
      <style:text-properties fo:language="pl" fo:country="PL"/>
    </style:style>
    <style:style style:name="P6" style:family="paragraph" style:parent-style-name="Praca">
      <style:text-properties fo:language="pl" fo:country="PL"/>
    </style:style>
    <style:style style:name="P7" style:family="paragraph" style:parent-style-name="Praca" style:list-style-name="L1" style:master-page-name="First_20_Page">
      <style:paragraph-properties style:page-number="auto"/>
      <style:text-properties fo:language="pl" fo:country="PL"/>
    </style:style>
    <style:style style:name="P8" style:family="paragraph" style:parent-style-name="Praca" style:master-page-name="First_20_Page">
      <style:paragraph-properties style:page-number="auto" fo:break-before="page"/>
      <style:text-properties fo:language="pl" fo:country="PL"/>
    </style:style>
    <style:style style:name="T1" style:family="text">
      <style:text-properties style:font-name="Times New Roman1" fo:language="pl" fo:country="PL"/>
    </style:style>
    <style:style style:name="T2" style:family="text">
      <style:text-properties fo:language="pl" fo:country="P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4335392" text:style-name="L1">
        <text:list-item>
          <text:p text:style-name="P7">Zakres pracy</text:p>
        </text:list-item>
      </text:list>
      <text:p text:style-name="P4">Celem niniejszej pracy było przetestowanie narzędzi pomocnych podczas pisania, integracji oraz testowania aplikacji w frameworku Ruby on Rails. Projekt zakładał napisanie aplikacji wspomagającej prowadzenie zajęć dydaktyczny. Aplikacja została napisana z wykorzystaniem frameworku Ruby on Rails. <text:s/></text:p>
      <text:p text:style-name="P4">Projekt miał wykorzystywać rozproszony system kontroli wersji. Do tego celu został wybrany GIT, a do przechowywania projektu GitHub.com.</text:p>
      <text:p text:style-name="P4">W procesie wytwarzania oprogramowania, wykorzystano także continous integration oraz behavior-driven development. Do ciągłej integracji wykorzystano oprogramowanie CruiseControl.rb, natomiast do testów użyto cucumber.</text:p>
      <text:p text:style-name="P4">Pisana aplikacja powinna umożliwiać łatwe zarządzanie prowadzonymi zajęciami. Prowadzący rejestrują się w aplikacji i dodają prowadzone przez siebie przedmioty. Do każdego przedmiotu prowadzący może dodać grupy, które prowadzi. Tworzona grupa należy tylko do jednego przedmiotu. Powinna zawierać informację o nazwie grupy, godzinie, dniu i tygodniu w którym odbywają się zajęcia. Do stworzonej grupy, powinno się móc dodać studentów. Studenci powinni być przypisani tylko do jednej grupy. Aplikacja powinna umożliwiać także, tworzenie konkretnych zajęć zawierających temat zajęć, datę przeprowadzenia zajęć oraz możliwość dodania notatki o przeprowadzonych zajęciach. Prowadzący powinien mieć możliwość sprawdzenia listy obecności na zajęciach, dodania notatki o studencie, dodania oceny oraz wystawienia oceny końcowej. Prowadzący powinien mieć także możliwość exportu i importu danych formatu csv.</text:p>
      <text:p text:style-name="P4">Całą aplikacją ma zarządzać administrator, który powinien mieć możliwość zarządzania kontami użytkowników, a także wszystkimi prowadzonymi przez nich zajęciami.</text:p>
      <text:p text:style-name="P8">Continuous Integration, czyli ciągła integracja jest to praktyka stosowana w trakcje pisania oprogramowania polegająca na częstym, regularnym integrowaniu bieżących zmian w kodzie do głównego repozytorium. Niezbędnym elementem integracji jest wykonywanie testów oraz poprawności kompilacji po wykonanej integracji.</text:p>
      <text:p text:style-name="P2">Podejście BDD!!!!!!!!!! NAJPIEWR SCENIARIUSZE ITD</text:p>
      <text:p text:style-name="P4"/>
      <text:p text:style-name="P4">Instalacja Cucumber</text:p>
      <text:p text:style-name="Praca"><text:span text:style-name="T2">Instalacja cucumbera ogranicza się do dodania grupy test z gemem '</text:span><text:span text:style-name="polecenia"><text:span text:style-name="T2">cucumber-rails</text:span></text:span><text:span text:style-name="T2">' w pliku </text:span><text:span text:style-name="plik"><text:span text:style-name="T2">Gemfile</text:span></text:span><text:span text:style-name="T2">. Do grupy '</text:span><text:span text:style-name="polecenia"><text:span text:style-name="T2">test</text:span></text:span><text:span text:style-name="T2">' zostały dodane także inne gemy potrzebne do testowania.</text:span></text:p>
      <text:p text:style-name="P3">group :test do</text:p>
      <text:p text:style-name="P3"><text:s text:c="2"/>gem "rspec"</text:p>
      <text:p text:style-name="P3"><text:s text:c="2"/>gem "cucumber-rails"</text:p>
      <text:p text:style-name="P3"><text:s text:c="2"/>gem "database_cleaner"</text:p>
      <text:p text:style-name="P3"><text:s text:c="2"/>gem "capybara"</text:p>
      <text:p text:style-name="P3"><text:s text:c="2"/>gem 'email_spec'</text:p>
      <text:p text:style-name="P3"><text:s text:c="2"/>gem 'show_me_the_cookies'</text:p>
      <text:p text:style-name="P3"><text:s text:c="2"/>gem 'factory_girl'</text:p>
      <text:p text:style-name="P3"><text:s text:c="2"/>gem 'faker'</text:p>
      <text:p text:style-name="P3">end</text:p>
      <text:p text:style-name="Praca"><text:span text:style-name="T2">Po zmodyfikowaniu </text:span><text:span text:style-name="T1">pliku</text:span><text:span text:style-name="T2"> </text:span><text:span text:style-name="plik"><text:span text:style-name="T2">Gemfile</text:span></text:span><text:span text:style-name="T2">, należy zainstalować brakująe gemy poleceniem </text:span><text:span text:style-name="polecenia"><text:span text:style-name="T2">bundle install</text:span></text:span><text:span text:style-name="T2">. Należy jeszcze zainstalować cucumbera w naszej aplikacji poleceniem </text:span><text:span text:style-name="polecenia"><text:span text:style-name="T2">rails g cucumber:install</text:span></text:span><text:span text:style-name="T2">. </text:span></text:p>
      <text:p text:style-name="Praca"><text:span text:style-name="T2">Program uruchamiamy poleceniem </text:span><text:span text:style-name="polecenia"><text:span text:style-name="T2">cucumber</text:span></text:span><text:span text:style-name="T2"> w konsoli w katalogu głównym naszej aplikacji. Powinna nam się ukazać informacja o wykonaniu programu.</text:span></text:p>
      <text:p text:style-name="P4">0 scenarios </text:p>
      <text:p text:style-name="P4">0 steps </text:p>
      <text:p text:style-name="P4">0m0.000s </text:p>
      <text:p text:style-name="P4">Przy pierwszym uruchomieniu oczywiście nie mamy żadnych scenariuszy. Program zwraca informację o liczbie przetworzonych scenariuszy, liczbę kroków, a także czasie wykonywania. </text:p>
      <text:p text:style-name="P4"/>
      <text:p text:style-name="Praca"><text:span text:style-name="T2">Produkcję oprogramowanie z wykorzystaniem cucumber zaczyna się od stworzenia funkcjonalności, którą powinien posiadać nasz projekt. Funkcjonalność tą tworzymy dodając plik z rozszerzeniem </text:span><text:span text:style-name="plik"><text:span text:style-name="T2">.feature</text:span></text:span><text:span text:style-name="T2"> do katalogu </text:span><text:span text:style-name="plik"><text:span text:style-name="T2">features</text:span></text:span><text:span text:style-name="T2">. Każda funkcjonalność powinna zawierać opis właściwości oraz scenariusze z przykładami, które powinny być zaimplementowane w naszej aplikacji. </text:span></text:p>
      <text:p text:style-name="Praca"><text:span text:style-name="T2">Po stworzeniu funkcjonalności trzeba zdefiniować kroki w katalogu </text:span><text:span text:style-name="plik"><text:span text:style-name="T2">features/step_definitions</text:span></text:span><text:span text:style-name="T2"> wraz z kodem, który powinien sprawdzać poprawność naszych scenariuszy. Istnieją dwa rodzaje scenariuszy standardowy </text:span><text:span text:style-name="polecenia"><text:span text:style-name="T2">Scenario</text:span></text:span><text:span text:style-name="T2"> oraz </text:span><text:span text:style-name="polecenia"><text:span text:style-name="T2">Scenario Outline</text:span></text:span><text:span text:style-name="T2">. Scenario Outline umożliwa dodatkowo zdefiniowanie scenariusza z różnymi danymi wejściowymi.</text:span></text:p>
      <text:p text:style-name="P4">W definiowaniu kroków można wykorzystać wyrażenia regularne, tak zdefiniowany krok można wykorzystać wiele raz bez kolejnych definicji. W kodzie kroków wykorzystywany jest test framework capybara.</text:p>
      <text:p text:style-name="P4"/>
      <text:p text:style-name="P4">Pierwszy scenariusz</text:p>
      <text:p text:style-name="Praca"><text:span text:style-name="T2">Jako pierwszą funkcjonalność dodano rejestrację. Utworzono plik </text:span><text:span text:style-name="plik"><text:span text:style-name="T2">sign_up.feature</text:span></text:span><text:span text:style-name="T2"> w katalogu </text:span><text:span text:style-name="plik"><text:span text:style-name="T2">features/users</text:span></text:span><text:span text:style-name="T2">.</text:span></text:p>
      <text:p text:style-name="P4"/>
      <text:p text:style-name="P3">Feature: Sign up </text:p>
      <text:p text:style-name="P3"><text:s text:c="2"/>In order to get access to the site </text:p>
      <text:p text:style-name="P3"><text:s text:c="2"/>As a user </text:p>
      <text:p text:style-name="P3"><text:s text:c="2"/>I want to be able to sign up </text:p>
      <text:p text:style-name="P3"/>
      <text:p text:style-name="P3"><text:s text:c="2"/>Background: </text:p>
      <text:p text:style-name="P3"><text:s text:c="4"/>Given I am not logged in </text:p>
      <text:p text:style-name="P3"/>
      <text:p text:style-name="P3"><text:s text:c="2"/>Scenario: User signs up with valid data </text:p>
      <text:p text:style-name="P3"><text:s text:c="4"/>When I sign up with valid user data </text:p>
      <text:p text:style-name="P3"><text:s text:c="4"/>Then I should see a successful sign up message </text:p>
      <text:p text:style-name="P3"/>
      <text:p text:style-name="P3"><text:s text:c="2"/>Scenario: User signs up with no data </text:p>
      <text:p text:style-name="P3"><text:soft-page-break/><text:s text:c="4"/>When I sign up with no data </text:p>
      <text:p text:style-name="P3"><text:s text:c="4"/>Then I should see an error message </text:p>
      <text:p text:style-name="P3"/>
      <text:p text:style-name="P3"><text:s text:c="2"/>Scenario: User signs up with invalid email </text:p>
      <text:p text:style-name="P3"><text:s text:c="4"/>When I sign up with an invalid email </text:p>
      <text:p text:style-name="P3"><text:s text:c="4"/>Then I should see an invalid email message </text:p>
      <text:p text:style-name="P3"/>
      <text:p text:style-name="P3"><text:s text:c="2"/>Scenario: User signs up with too short password </text:p>
      <text:p text:style-name="P3"><text:s text:c="4"/>When I sign up with too short password </text:p>
      <text:p text:style-name="P3"><text:s text:c="4"/>Then I should see too short password message </text:p>
      <text:p text:style-name="P3"/>
      <text:p text:style-name="P3"><text:s text:c="2"/>Scenario: User signs up with mismatched password and confirmation </text:p>
      <text:p text:style-name="P3"><text:s text:c="4"/>When I sign up with mismatched password and confirmation </text:p>
      <text:p text:style-name="P3"><text:s text:c="4"/>Then I should see mismatched password message </text:p>
      <text:p text:style-name="P4"/>
      <text:p text:style-name="P4">Uruchamiając cucumber otrzymamy informację o niezdefiniowanych krokach oraz propozycje definicji kroków z kodem pending, który cucumber interpretuje jako kod w opracowywaniu.</text:p>
      <text:p text:style-name="P4"/>
      <text:p text:style-name="KodProgramu">5 scenarios (5 undefined) </text:p>
      <text:p text:style-name="KodProgramu">15 steps (15 undefined) </text:p>
      <text:p text:style-name="KodProgramu">0m0.019s </text:p>
      <text:p text:style-name="P4"/>
      <text:p text:style-name="P4">Kroki definiujemy w plikach w katalogu <text:span text:style-name="plik">features/step_definitions</text:span>. Kroki można zdefiniować w jednym pliku z rozszerzeniem .rb. Przyjęło się jednak, że tworzy się osobne pliki dla jednej kategorii funkcjonalności dla zachowania czytelności. Zdefiniowane kroki są dostępne globalnie dla wszystkich funkcjonalności.</text:p>
      <text:p text:style-name="P4">Kroki dla rejestracji usera stworzono w pliku <text:span text:style-name="plik">features/step_definitions/users.rb</text:span>.</text:p>
      <text:p text:style-name="P4"/>
      <text:p text:style-name="P4">Technika wytarzania oprogramowania BDD narzuca, iż należy najpierw napisać scenariusz oraz kroki. Należy upewnić się, że testowana funkcjonalność zwraca błędy, po czym można rozpocząć pisanie owej funkcjonalności w aplikacji.</text:p>
      <text:p text:style-name="P4">Utworzony plik <text:span text:style-name="plik">users.rb</text:span> wraz z krokami napisanymi dla <text:span text:style-name="plik">sign_up.feature</text:span>.</text:p>
      <text:p text:style-name="P4"/>
      <text:p text:style-name="KodProgramu">def sign_up</text:p>
      <text:p text:style-name="KodProgramu"><text:s text:c="2"/>visit '/signup'</text:p>
      <text:p text:style-name="KodProgramu"><text:s text:c="2"/>click_link 'Sign Up'</text:p>
      <text:p text:style-name="KodProgramu"><text:s text:c="2"/>fill_in "user_title", :with =&gt; @user.title</text:p>
      <text:p text:style-name="KodProgramu"><text:s text:c="2"/>fill_in "user_name", :with =&gt; @user.name</text:p>
      <text:p text:style-name="KodProgramu"><text:s text:c="2"/>fill_in "user_surname", :with =&gt; @user.surname</text:p>
      <text:p text:style-name="KodProgramu"><text:s text:c="2"/>fill_in "user_email", :with =&gt; @user.email</text:p>
      <text:p text:style-name="KodProgramu"><text:s text:c="2"/>fill_in "user_password", :with =&gt; @user.password</text:p>
      <text:p text:style-name="KodProgramu"><text:s text:c="2"/>fill_in "user_password_confirmation", :with =&gt; @user.password_confirmation</text:p>
      <text:p text:style-name="KodProgramu"><text:s text:c="2"/>click_button "Sign Up"</text:p>
      <text:p text:style-name="KodProgramu">end</text:p>
      <text:p text:style-name="KodProgramu"></text:p>
      <text:p text:style-name="KodProgramu">def log_out</text:p>
      <text:p text:style-name="KodProgramu"><text:s text:c="2"/>visit '/logout'</text:p>
      <text:p text:style-name="KodProgramu">end</text:p>
      <text:p text:style-name="KodProgramu"></text:p>
      <text:p text:style-name="KodProgramu">Given /^I am not logged in$/ do</text:p>
      <text:p text:style-name="KodProgramu"><text:s text:c="2"/>visit '/'</text:p>
      <text:p text:style-name="KodProgramu">end</text:p>
      <text:p text:style-name="KodProgramu"></text:p>
      <text:p text:style-name="KodProgramu">When /^I sign up with valid user data$/ do</text:p>
      <text:p text:style-name="KodProgramu"><text:s text:c="2"/>@user=FactoryGirl.build(:user)</text:p>
      <text:p text:style-name="KodProgramu"><text:s text:c="2"/>sign_up</text:p>
      <text:p text:style-name="KodProgramu">end</text:p>
      <text:p text:style-name="KodProgramu"></text:p>
      <text:p text:style-name="KodProgramu">Then /^I should see a successful sign up message$/ do</text:p>
      <text:p text:style-name="KodProgramu"><text:s text:c="2"/>page.should have_content "Thank you for signing up!"</text:p>
      <text:p text:style-name="KodProgramu"><text:soft-page-break/><text:s text:c="2"/>page.should have_content "Logged in as #{@user.title} #{@user.name} #{@user.surname}"</text:p>
      <text:p text:style-name="KodProgramu">end</text:p>
      <text:p text:style-name="KodProgramu"></text:p>
      <text:p text:style-name="KodProgramu">When /^I sign up with no data$/ do</text:p>
      <text:p text:style-name="KodProgramu"><text:s text:c="2"/>@user=FactoryGirl.build(:blank_user)</text:p>
      <text:p text:style-name="KodProgramu"><text:s text:c="2"/>sign_up</text:p>
      <text:p text:style-name="KodProgramu">end</text:p>
      <text:p text:style-name="KodProgramu"></text:p>
      <text:p text:style-name="KodProgramu">Then /^I should see an error message$/ do</text:p>
      <text:p text:style-name="KodProgramu"><text:s text:c="2"/>page.should have_content "Title can't be blank"</text:p>
      <text:p text:style-name="KodProgramu"><text:s text:c="2"/>page.should have_content "Name can't be blank"</text:p>
      <text:p text:style-name="KodProgramu"><text:s text:c="2"/>page.should have_content "Surname can't be blank"</text:p>
      <text:p text:style-name="KodProgramu"><text:s text:c="2"/>page.should have_content "Email can't be blank"</text:p>
      <text:p text:style-name="KodProgramu"><text:s text:c="2"/>page.should have_content "Password can't be blank"</text:p>
      <text:p text:style-name="KodProgramu"><text:s text:c="2"/>page.should have_content "Title is too short (minimum is 3 characters)"</text:p>
      <text:p text:style-name="KodProgramu"><text:s text:c="2"/>page.should have_content "Name is too short (minimum is 3 characters)"</text:p>
      <text:p text:style-name="KodProgramu"><text:s text:c="2"/>page.should have_content "Surname is too short (minimum is 3 characters)"</text:p>
      <text:p text:style-name="KodProgramu"><text:s text:c="2"/>page.should have_content "Sign Up"</text:p>
      <text:p text:style-name="KodProgramu"></text:p>
      <text:p text:style-name="KodProgramu">end</text:p>
      <text:p text:style-name="KodProgramu"></text:p>
      <text:p text:style-name="KodProgramu">When /^I sign up with an invalid email$/ do</text:p>
      <text:p text:style-name="KodProgramu"><text:s text:c="2"/>@user=FactoryGirl.build(:user)</text:p>
      <text:p text:style-name="KodProgramu"><text:s text:c="2"/>@user.email = "kob2222@gmailcom"</text:p>
      <text:p text:style-name="KodProgramu"><text:s text:c="2"/>sign_up</text:p>
      <text:p text:style-name="KodProgramu">end</text:p>
      <text:p text:style-name="KodProgramu"></text:p>
      <text:p text:style-name="KodProgramu">Then /^I should see an invalid email message$/ do</text:p>
      <text:p text:style-name="KodProgramu"><text:s text:c="2"/>page.should have_content "Email is invalid"</text:p>
      <text:p text:style-name="KodProgramu">end</text:p>
      <text:p text:style-name="KodProgramu"></text:p>
      <text:p text:style-name="KodProgramu">When /^I sign up with too short password$/ do</text:p>
      <text:p text:style-name="KodProgramu"><text:s text:c="2"/>@user=FactoryGirl.build(:user)</text:p>
      <text:p text:style-name="KodProgramu"><text:s text:c="2"/>@user.password = "1234"</text:p>
      <text:p text:style-name="KodProgramu"><text:s text:c="2"/>@user.password_confirmation = "1234"</text:p>
      <text:p text:style-name="KodProgramu"><text:s text:c="2"/>sign_up</text:p>
      <text:p text:style-name="KodProgramu">end</text:p>
      <text:p text:style-name="KodProgramu"></text:p>
      <text:p text:style-name="KodProgramu">Then /^I should see too short password message$/ do</text:p>
      <text:p text:style-name="KodProgramu"><text:s text:c="2"/>page.should have_content "Password is too short (minimum is 5 characters)"</text:p>
      <text:p text:style-name="KodProgramu">end</text:p>
      <text:p text:style-name="KodProgramu"></text:p>
      <text:p text:style-name="KodProgramu">When /^I sign up with mismatched password and confirmation$/ do</text:p>
      <text:p text:style-name="KodProgramu"><text:s text:c="2"/>@user=FactoryGirl.build(:user)</text:p>
      <text:p text:style-name="KodProgramu"><text:s text:c="2"/>@user.password_confirmation = "apka1234"</text:p>
      <text:p text:style-name="KodProgramu"><text:s text:c="2"/>sign_up</text:p>
      <text:p text:style-name="KodProgramu">end</text:p>
      <text:p text:style-name="KodProgramu"></text:p>
      <text:p text:style-name="KodProgramu">Then /^I should see mismatched password message$/ do</text:p>
      <text:p text:style-name="KodProgramu"><text:s text:c="2"/>page.should have_content "Password doesn't match confirmation"</text:p>
      <text:p text:style-name="KodProgramu">end</text:p>
      <text:p text:style-name="P4"/>
      <text:p text:style-name="P4">nkhkj</text:p>
      <text:p text:style-name="P1"><text:a xlink:type="simple" xlink:href="http://pl.wikipedia.org/wiki/Ciągła_integracja"><text:span text:style-name="T2">http://pl.wikipedia.org/wiki/Ci%C4%85g%C5%82a_integracj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adornments="Normalny"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KodProgramu" style:family="paragraph" style:parent-style-name="Praca">
      <style:paragraph-properties fo:line-height="100%"/>
      <style:text-properties style:font-name="Courier New" fo:font-size="10pt" style:font-size-asian="10.5pt" style:font-size-complex="12pt"/>
    </style:style>
    <style:style style:name="Praca" style:family="paragraph" style:parent-style-name="Standard">
      <style:paragraph-properties fo:line-height="100%"/>
      <style:text-properties style:font-name="Times New Roman" fo:font-size="12pt" style:font-size-asian="10.5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polecenia" style:family="text">
      <style:text-properties style:font-name="Courier New" style:font-size-asian="10.5pt"/>
    </style:style>
    <style:style style:name="Rubies" style:family="text">
      <style:text-properties fo:font-size="6pt" style:text-underline-style="none" style:font-size-asian="6pt" style:font-size-complex="6pt" style:text-emphasize="none"/>
    </style:style>
    <style:style style:name="plik" style:family="text">
      <style:text-properties style:font-name="Times New Roman" fo:font-size="12pt" fo:font-style="italic" style:font-size-asian="10.5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7T18:24:09</meta:creation-date>
    <dc:date>2013-01-10T21:22:58</dc:date>
    <meta:editing-duration>PT8H20M32S</meta:editing-duration>
    <meta:editing-cycles>8</meta:editing-cycles>
    <meta:generator>LibreOffice/3.5$Linux_X86_64 LibreOffice_project/350m1$Build-2</meta:generator>
    <meta:document-statistic meta:table-count="0" meta:image-count="0" meta:object-count="0" meta:page-count="6" meta:paragraph-count="140" meta:word-count="1027" meta:character-count="8032" meta:non-whitespace-character-count="6865"/>
  </office:meta>
</office:document-meta>
</file>